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pite all the clamor for peace and unity, sometimes its hard to believe that Xtians and Muslims can really co-exist in peace without one having the means and capacity to dominate the other. The believes and practical processes of analyzing almost everything differ from even moderate members of these two - especially when they draw conclusions based on their Bible or Quran which both believe is superior and has all the solution of mankind. As long as humans place their alliance to religious dominion before and above their ability to love and accept each other, atrocities in the name of the same GOD they all defend and profess will not stop. Misinterpreting and misunderstanding the first law which is GOD (LOVE,) led to different religions in the first place and mankind is still struggling ever si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lu  Ogba</meta:initial-creator>
    <meta:creation-date>2011-04-15T07:26:49.72</meta:creation-date>
    <meta:document-statistic meta:table-count="0" meta:image-count="0" meta:object-count="0" meta:page-count="1" meta:paragraph-count="1" meta:word-count="136" meta:character-count="812"/>
    <dc:date>2011-04-15T07:27:25.01</dc:date>
    <dc:creator>Kalu  Ogba</dc:creator>
    <meta:editing-duration>PT00H00M37S</meta:editing-duration>
    <meta:editing-cycles>1</meta:editing-cycles>
    <meta:generator>OpenOffice.org/3.2$Win32 OpenOffice.org_project/320m18$Build-9502</meta:generator>
  </office:meta>
</office:document-meta>
</file>